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1"/>
    </style:style>
    <style:style style:name="P2" style:family="paragraph" style:parent-style-name="Heading_20_1">
      <style:paragraph-properties fo:break-before="page"/>
      <style:text-properties style:font-name="Arial1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Text_20_body" style:list-style-name="L1">
      <style:text-properties style:font-name="Arial1"/>
    </style:style>
    <style:style style:name="P10" style:family="paragraph" style:parent-style-name="Text_20_body" style:list-style-name="L2">
      <style:text-properties style:font-name="Arial1"/>
    </style:style>
    <style:style style:name="T1" style:family="text">
      <style:text-properties style:font-name="Arial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Resumen</text:h>
      <text:p text:style-name="P1">Stray Bullet será un videojuego de disparos multijugador en primera persona, fuertemente inspirado por otros títulos como Call Of Duty o Valorant.</text:p>
      <text:p text:style-name="P1">Los videojuegos de disparos en primera persona (FPS, por sus siglas en inglés) multijugador son uno de los géneros más jugados globalmente, con gran cantidad de juegos y sagas conocidas (Battlefield, Counter Strike, Call Of Duty, Titanfall,etc.), lo cual también ha supuesto un gran desarrollo en las herramientas utilizadas para crear estos videojuegos.</text:p>
      <text:p text:style-name="P1">Teniendo esto en cuenta, el principal objetivo del proyecto es aprender a usar estas herramientas para crear un FPS desde cero, aunque no se descarta la inclusión de monetización a través de compras directas o, incluso, una moneda premium, para desbloquear objetos, escenas o modos de juego.</text:p>
      <text:p text:style-name="P1">Inicialmente se plantean siete pantallas:</text:p>
      <text:list xml:id="list7811699007759505645" text:style-name="L1">
        <text:list-item>
          <text:p text:style-name="P9">Inicio de sesión</text:p>
          <text:list>
            <text:list-item>
              <text:p text:style-name="P9">Permitirá a los jugadores iniciar sesión con una cuenta existente, controlando la introducción de un correo o contraseña incorrectos (incluido cuando no están registrados)</text:p>
            </text:list-item>
          </text:list>
        </text:list-item>
        <text:list-item>
          <text:p text:style-name="P9">Registro</text:p>
          <text:list>
            <text:list-item>
              <text:p text:style-name="P9">Permitirá la creación de una nueva cuenta, controlando la introducción de correos ya registrados.</text:p>
            </text:list-item>
          </text:list>
        </text:list-item>
        <text:list-item>
          <text:p text:style-name="P9">Menú principal</text:p>
          <text:list>
            <text:list-item>
              <text:p text:style-name="P9">Menú en el que se elegirá si jugar, ver estadísticas,etc., que también mostrará el correo y nombre de usuario del jugador actual.</text:p>
            </text:list-item>
          </text:list>
        </text:list-item>
        <text:list-item>
          <text:p text:style-name="P9">Estadísticas</text:p>
          <text:list>
            <text:list-item>
              <text:p text:style-name="P9">Pantalla con las estadísticas del jugador que tiene la sesión iniciada, como partidas ganadas, perdidas, totales, etc.</text:p>
            </text:list-item>
          </text:list>
        </text:list-item>
        <text:list-item>
          <text:p text:style-name="P9">Jugar</text:p>
          <text:list>
            <text:list-item>
              <text:p text:style-name="P9">Pantalla donde se decidirá si crear una sala o unirse a una existente utilizando un código. Es posible que se tratede implementar una lista de partidas, aunque no está decidido.</text:p>
            </text:list-item>
          </text:list>
        </text:list-item>
        <text:list-item>
          <text:p text:style-name="P9">Lobby</text:p>
          <text:list>
            <text:list-item>
              <text:p text:style-name="P9">Sala de espera para los jugadores. Solo podrán unirse jugadores cuando la partida esté en esta pantalla.</text:p>
            </text:list-item>
          </text:list>
        </text:list-item>
        <text:list-item>
          <text:p text:style-name="P9">Juego</text:p>
          <text:list>
            <text:list-item>
              <text:p text:style-name="P9">Pantalla de juego como tal, donde los jugadores competirán por equipos.</text:p>
            </text:list-item>
          </text:list>
        </text:list-item>
      </text:list>
      <text:p text:style-name="P1"/>
      <text:p text:style-name="P1">Competirán dos equipos. El objetivo a alcanzar todavía está por decidir, pero se barajan dos posibilidades:</text:p>
      <text:list xml:id="list657964957441376742" text:style-name="L2">
        <text:list-item>
          <text:p text:style-name="P10">Llegar a 100 bajas o ser quien más tiene al finalizar el tiempo</text:p>
        </text:list-item>
        <text:list-item>
          <text:p text:style-name="P3"><text:span text:style-name="T1">Poner bombas y conseguir que exploten, defender las zonas donde se ponen o desactivar las bombas puestas, o eliminar a todo el equipo enemigo. Si se acaba el tiempo, por defecto ganan los defensor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7S</meta:editing-duration>
    <meta:editing-cycles>6</meta:editing-cycles>
    <meta:generator>OpenOffice/4.1.15$Win32 OpenOffice.org_project/4115m2$Build-9813</meta:generator>
    <dc:date>2024-04-28T16:31:41.19</dc:date>
    <meta:document-statistic meta:table-count="0" meta:image-count="0" meta:object-count="0" meta:page-count="1" meta:paragraph-count="22" meta:word-count="352" meta:character-count="2156"/>
    <meta:user-defined meta:name="Info 1"/>
    <meta:user-defined meta:name="Info 2"/>
    <meta:user-defined meta:name="Info 3"/>
    <meta:user-defined meta:name="Info 4"/>
  </office:meta>
</office:document-meta>
</file>